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21cm"/>
    </style:style>
    <style:style style:name="co3" style:family="table-column">
      <style:table-column-properties fo:break-before="auto" style:column-width="4.2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Moves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Scor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formula="of:=((((([.$L$7]-[.D6])/[.$L$7])/2)*1000)+(((([.$L$9]-[.E6])/[.$L$9])/2)*1000))*10" office:value-type="float" office:value="9695" calcext:value-type="float">
            <text:p>9695</text:p>
          </table:table-cell>
          <table:table-cell table:number-columns-repeated="4"/>
          <table:table-cell office:value-type="string" calcext:value-type="string">
            <text:p>Lowest Mov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formula="of:=((((([.$L$7]-[.D7])/[.$L$7])/2)*1000)+(((([.$L$9]-[.E7])/[.$L$9])/2)*1000))*10" office:value-type="float" office:value="9705" calcext:value-type="float">
            <text:p>9705</text:p>
          </table:table-cell>
          <table:table-cell table:number-columns-repeated="4"/>
          <table:table-cell office:value-type="string" calcext:value-type="string">
            <text:p>Highest Moves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formula="of:=((((([.$L$7]-[.D8])/[.$L$7])/2)*1000)+(((([.$L$9]-[.E8])/[.$L$9])/2)*1000))*10" office:value-type="float" office:value="9705" calcext:value-type="float">
            <text:p>9705</text:p>
          </table:table-cell>
          <table:table-cell table:number-columns-repeated="4"/>
          <table:table-cell office:value-type="string" calcext:value-type="string">
            <text:p>Lowest Tim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formula="of:=((((([.$L$7]-[.D9])/[.$L$7])/2)*1000)+(((([.$L$9]-[.E9])/[.$L$9])/2)*1000))*10" office:value-type="float" office:value="9600" calcext:value-type="float">
            <text:p>9600</text:p>
          </table:table-cell>
          <table:table-cell table:number-columns-repeated="4"/>
          <table:table-cell office:value-type="string" calcext:value-type="string">
            <text:p>Highest Tim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20" calcext:value-type="float">
            <text:p>20</text:p>
          </table:table-cell>
          <table:table-cell table:formula="of:=((((([.$L$7]-[.D10])/[.$L$7])/2)*1000)+(((([.$L$9]-[.E10])/[.$L$9])/2)*1000))*10" office:value-type="float" office:value="9700" calcext:value-type="float">
            <text:p>970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table:formula="of:=((((([.$L$7]-[.D11])/[.$L$7])/2)*1000)+(((([.$L$9]-[.E11])/[.$L$9])/2)*1000))*10" office:value-type="float" office:value="9605" calcext:value-type="float">
            <text:p>960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((((([.$L$7]-[.D12])/[.$L$7])/2)*1000)+(((([.$L$9]-[.E12])/[.$L$9])/2)*1000))*10" office:value-type="float" office:value="9855" calcext:value-type="float">
            <text:p>9855</text:p>
          </table:table-cell>
          <table:table-cell table:number-columns-repeated="4"/>
          <table:table-cell office:value-type="string" calcext:value-type="string">
            <text:p>Actual Move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((((([.$L$7]-[.D13])/[.$L$7])/2)*1000)+(((([.$L$9]-[.E13])/[.$L$9])/2)*1000))*10" office:value-type="float" office:value="9860" calcext:value-type="float">
            <text:p>9860</text:p>
          </table:table-cell>
          <table:table-cell table:number-columns-repeated="4"/>
          <table:table-cell office:value-type="string" calcext:value-type="string">
            <text:p>Actual Tim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((((([.$L$7]-[.D14])/[.$L$7])/2)*1000)+(((([.$L$9]-[.E14])/[.$L$9])/2)*1000))*10"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((((([.$L$7]-[.D15])/[.$L$7])/2)*1000)+(((([.$L$9]-[.E15])/[.$L$9])/2)*1000))*10" office:value-type="float" office:value="10000" calcext:value-type="float">
            <text:p>10000</text:p>
          </table:table-cell>
          <table:table-cell table:number-columns-repeated="4"/>
          <table:table-cell office:value-type="string" calcext:value-type="string">
            <text:p>Move Score (of 50%)</text:p>
          </table:table-cell>
          <table:table-cell table:formula="of:=(([.L7]-[.L12])/[.L7])/2" office:value-type="float" office:value="0.476" calcext:value-type="float">
            <text:p>0.476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((((([.$L$7]-[.D16])/[.$L$7])/2)*1000)+(((([.$L$9]-[.E16])/[.$L$9])/2)*1000))*10" office:value-type="float" office:value="10000" calcext:value-type="float">
            <text:p>10000</text:p>
          </table:table-cell>
          <table:table-cell table:number-columns-repeated="4"/>
          <table:table-cell office:value-type="string" calcext:value-type="string">
            <text:p>Time Score (of 50%)</text:p>
          </table:table-cell>
          <table:table-cell table:formula="of:=(([.L9]-[.L13])/[.L9])/2" office:value-type="float" office:value="0.475" calcext:value-type="float">
            <text:p>0.475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((((([.$L$7]-[.D17])/[.$L$7])/2)*1000)+(((([.$L$9]-[.E17])/[.$L$9])/2)*1000))*10"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((((([.$L$7]-[.D18])/[.$L$7])/2)*1000)+(((([.$L$9]-[.E18])/[.$L$9])/2)*1000))*10" office:value-type="float" office:value="10000" calcext:value-type="float">
            <text:p>10000</text:p>
          </table:table-cell>
          <table:table-cell table:number-columns-repeated="4"/>
          <table:table-cell office:value-type="string" calcext:value-type="string">
            <text:p>Total Score</text:p>
          </table:table-cell>
          <table:table-cell table:formula="of:=(([.L15]*1000)+([.L16]*1000))*10" office:value-type="float" office:value="9510" calcext:value-type="float">
            <text:p>951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((((([.$L$7]-[.D19])/[.$L$7])/2)*1000)+(((([.$L$9]-[.E19])/[.$L$9])/2)*1000))*10"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((((([.$L$7]-[.D20])/[.$L$7])/2)*1000)+(((([.$L$9]-[.E20])/[.$L$9])/2)*1000))*10"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((((([.$L$7]-[.D21])/[.$L$7])/2)*1000)+(((([.$L$9]-[.E21])/[.$L$9])/2)*1000))*10"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((((([.$L$7]-[.D22])/[.$L$7])/2)*1000)+(((([.$L$9]-[.E22])/[.$L$9])/2)*1000))*10"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((((([.$L$7]-[.D23])/[.$L$7])/2)*1000)+(((([.$L$9]-[.E23])/[.$L$9])/2)*1000))*10" office:value-type="float" office:value="10000" calcext:value-type="float">
            <text:p>100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/00/0000</text:date>, <text:time style:data-style-name="N2" text:time-value="22:23:05.0649690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7T17:57:18.737498943</meta:creation-date>
    <dc:date>2021-04-26T23:09:20.372060339</dc:date>
    <meta:editing-duration>PT55M7S</meta:editing-duration>
    <meta:editing-cycles>2</meta:editing-cycles>
    <meta:generator>LibreOffice/6.4.6.2$Linux_X86_64 LibreOffice_project/40$Build-2</meta:generator>
    <meta:document-statistic meta:table-count="1" meta:cell-count="75" meta:object-count="0"/>
  </office:meta>
</office:document-meta>
</file>